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B4742BF17423832A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6.348cm" svg:x="5.866cm" svg:y="11.88cm">
          <draw:image xlink:href="Pictures/100000000000011B000000B4742BF17423832A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5:14:58.962642014</meta:creation-date>
    <dc:date>2018-12-12T14:06:13.623194616</dc:date>
    <meta:editing-duration>PT1M31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